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font" svg:font-family="Unifont" style:font-family-generic="system" style:font-pitch="variable"/>
  </office:font-face-decls>
  <office:automatic-styles>
    <style:style style:name="P1" style:family="paragraph" style:parent-style-name="Preformatted_20_Text">
      <style:paragraph-properties fo:text-align="start" style:justify-single-word="false">
        <style:tab-stops>
          <style:tab-stop style:position="6.6244in" style:type="right"/>
        </style:tab-stops>
      </style:paragraph-properties>
      <style:text-properties fo:font-weight="bold" officeooo:rsid="0013397f" officeooo:paragraph-rsid="0013397f" style:font-weight-asian="bold" style:font-weight-complex="bold"/>
    </style:style>
    <style:style style:name="P2" style:family="paragraph" style:parent-style-name="Preformatted_20_Text">
      <style:paragraph-properties>
        <style:tab-stops>
          <style:tab-stop style:position="6.6244in" style:type="right"/>
        </style:tab-stops>
      </style:paragraph-properties>
      <style:text-properties officeooo:rsid="0013397f" officeooo:paragraph-rsid="0013397f"/>
    </style:style>
    <style:style style:name="P3" style:family="paragraph" style:parent-style-name="Preformatted_20_Text">
      <style:paragraph-properties fo:text-align="center" style:justify-single-word="false">
        <style:tab-stops>
          <style:tab-stop style:position="6.6244in" style:type="right"/>
        </style:tab-stops>
      </style:paragraph-properties>
      <style:text-properties officeooo:rsid="0013397f" officeooo:paragraph-rsid="0013397f"/>
    </style:style>
    <style:style style:name="P4" style:family="paragraph" style:parent-style-name="Preformatted_20_Text">
      <style:paragraph-properties fo:text-align="start" style:justify-single-word="false">
        <style:tab-stops>
          <style:tab-stop style:position="6.6244in" style:type="right"/>
        </style:tab-stops>
      </style:paragraph-properties>
      <style:text-properties officeooo:rsid="0013397f" officeooo:paragraph-rsid="0013397f"/>
    </style:style>
    <style:style style:name="P5" style:family="paragraph" style:parent-style-name="Preformatted_20_Text">
      <style:paragraph-properties fo:text-align="start" style:justify-single-word="false">
        <style:tab-stops>
          <style:tab-stop style:position="6.6244in" style:type="right"/>
        </style:tab-stops>
      </style:paragraph-properties>
      <style:text-properties fo:font-style="italic" fo:font-weight="normal" officeooo:rsid="001c79fa" officeooo:paragraph-rsid="00737705" style:font-style-asian="italic" style:font-weight-asian="normal" style:font-style-complex="italic" style:font-weight-complex="normal"/>
    </style:style>
    <style:style style:name="P6"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1c79fa" officeooo:paragraph-rsid="00737705" style:font-style-asian="normal" style:font-weight-asian="normal" style:font-style-complex="normal" style:font-weight-complex="normal"/>
    </style:style>
    <style:style style:name="P7"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1c79fa" officeooo:paragraph-rsid="0074ed37" style:font-style-asian="normal" style:font-weight-asian="normal" style:font-style-complex="normal" style:font-weight-complex="normal"/>
    </style:style>
    <style:style style:name="P8"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35b31f" officeooo:paragraph-rsid="00447c19" style:font-style-asian="normal" style:font-weight-asian="normal" style:font-style-complex="normal" style:font-weight-complex="normal"/>
    </style:style>
    <style:style style:name="P9" style:family="paragraph" style:parent-style-name="Preformatted_20_Text" style:master-page-name="">
      <loext:graphic-properties draw:fill="none"/>
      <style:paragraph-properties fo:margin-left="0.3752in" fo:margin-right="0in" fo:margin-top="0in" fo:margin-bottom="0in" style:contextual-spacing="false" fo:text-align="start" style:justify-single-word="false" fo:text-indent="0in" style:auto-text-indent="false" style:page-number="auto" fo:background-color="transparent">
        <style:tab-stops>
          <style:tab-stop style:position="6.6244in" style:type="right"/>
        </style:tab-stops>
      </style:paragraph-properties>
      <style:text-properties fo:font-style="normal" fo:font-weight="normal" officeooo:rsid="0035b31f" officeooo:paragraph-rsid="00447c19" style:font-style-asian="normal" style:font-weight-asian="normal" style:font-style-complex="normal" style:font-weight-complex="normal"/>
    </style:style>
    <style:style style:name="P10"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35b31f" officeooo:paragraph-rsid="007277ed" style:font-style-asian="normal" style:font-weight-asian="normal" style:font-style-complex="normal" style:font-weight-complex="normal"/>
    </style:style>
    <style:style style:name="P11"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07339" officeooo:paragraph-rsid="00507339" style:font-style-asian="normal" style:font-weight-asian="normal" style:font-style-complex="normal" style:font-weight-complex="normal"/>
    </style:style>
    <style:style style:name="P12"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07339" officeooo:paragraph-rsid="0056b2e1" style:font-style-asian="normal" style:font-weight-asian="normal" style:font-style-complex="normal" style:font-weight-complex="normal"/>
    </style:style>
    <style:style style:name="P13"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6b2e1" officeooo:paragraph-rsid="0056b2e1" style:font-style-asian="normal" style:font-weight-asian="normal" style:font-style-complex="normal" style:font-weight-complex="normal"/>
    </style:style>
    <style:style style:name="P14"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8502a" officeooo:paragraph-rsid="0058502a" style:font-style-asian="normal" style:font-weight-asian="normal" style:font-style-complex="normal" style:font-weight-complex="normal"/>
    </style:style>
    <style:style style:name="P15"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8502a" officeooo:paragraph-rsid="0059ba3e" style:font-style-asian="normal" style:font-weight-asian="normal" style:font-style-complex="normal" style:font-weight-complex="normal"/>
    </style:style>
    <style:style style:name="P16" style:family="paragraph" style:parent-style-name="Preformatted_20_Text" style:master-page-name="">
      <loext:graphic-properties draw:fill="none"/>
      <style:paragraph-properties fo:margin-left="0.3752in" fo:margin-right="0in" fo:margin-top="0in" fo:margin-bottom="0in" style:contextual-spacing="false" fo:text-align="start" style:justify-single-word="false" fo:text-indent="0in" style:auto-text-indent="false" style:page-number="auto" fo:background-color="transparent">
        <style:tab-stops>
          <style:tab-stop style:position="6.6244in" style:type="right"/>
        </style:tab-stops>
      </style:paragraph-properties>
      <style:text-properties fo:font-style="normal" fo:font-weight="normal" officeooo:rsid="0058502a" officeooo:paragraph-rsid="0059ba3e" style:font-style-asian="normal" style:font-weight-asian="normal" style:font-style-complex="normal" style:font-weight-complex="normal"/>
    </style:style>
    <style:style style:name="P17"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8502a" officeooo:paragraph-rsid="005fefd2" style:font-style-asian="normal" style:font-weight-asian="normal" style:font-style-complex="normal" style:font-weight-complex="normal"/>
    </style:style>
    <style:style style:name="P18"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9ba3e" officeooo:paragraph-rsid="00712568" style:font-style-asian="normal" style:font-weight-asian="normal" style:font-style-complex="normal" style:font-weight-complex="normal"/>
    </style:style>
    <style:style style:name="P19"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aa3c7" officeooo:paragraph-rsid="005aa3c7" style:font-style-asian="normal" style:font-weight-asian="normal" style:font-style-complex="normal" style:font-weight-complex="normal"/>
    </style:style>
    <style:style style:name="P20"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fefd2" officeooo:paragraph-rsid="005fefd2" style:font-style-asian="normal" style:font-weight-asian="normal" style:font-style-complex="normal" style:font-weight-complex="normal"/>
    </style:style>
    <style:style style:name="P21"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fefd2" officeooo:paragraph-rsid="0059ba3e" style:font-style-asian="normal" style:font-weight-asian="normal" style:font-style-complex="normal" style:font-weight-complex="normal"/>
    </style:style>
    <style:style style:name="P22" style:family="paragraph" style:parent-style-name="Preformatted_20_Text" style:master-page-name="">
      <loext:graphic-properties draw:fill="none"/>
      <style:paragraph-properties fo:margin-left="0.3752in" fo:margin-right="0in" fo:margin-top="0in" fo:margin-bottom="0in" style:contextual-spacing="false" fo:text-align="start" style:justify-single-word="false" fo:text-indent="0in" style:auto-text-indent="false" style:page-number="auto" fo:background-color="transparent">
        <style:tab-stops>
          <style:tab-stop style:position="6.6244in" style:type="right"/>
        </style:tab-stops>
      </style:paragraph-properties>
      <style:text-properties fo:font-style="normal" fo:font-weight="normal" officeooo:rsid="005fefd2" officeooo:paragraph-rsid="0059ba3e" style:font-style-asian="normal" style:font-weight-asian="normal" style:font-style-complex="normal" style:font-weight-complex="normal"/>
    </style:style>
    <style:style style:name="P23"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5fefd2" officeooo:paragraph-rsid="0062f063" style:font-style-asian="normal" style:font-weight-asian="normal" style:font-style-complex="normal" style:font-weight-complex="normal"/>
    </style:style>
    <style:style style:name="P24" style:family="paragraph" style:parent-style-name="Preformatted_20_Text">
      <loext:graphic-properties draw:fill="none"/>
      <style:paragraph-properties fo:margin-left="0.3752in" fo:margin-right="0in" fo:margin-top="0in" fo:margin-bottom="0in" style:contextual-spacing="false" fo:text-align="start" style:justify-single-word="false" fo:text-indent="0in" style:auto-text-indent="false" fo:background-color="transparent">
        <style:tab-stops>
          <style:tab-stop style:position="6.6244in" style:type="right"/>
        </style:tab-stops>
      </style:paragraph-properties>
      <style:text-properties fo:font-style="normal" fo:font-weight="normal" officeooo:rsid="005fefd2" officeooo:paragraph-rsid="0062f063" style:font-style-asian="normal" style:font-weight-asian="normal" style:font-style-complex="normal" style:font-weight-complex="normal"/>
    </style:style>
    <style:style style:name="P25"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62f063" officeooo:paragraph-rsid="0062f063" style:font-style-asian="normal" style:font-weight-asian="normal" style:font-style-complex="normal" style:font-weight-complex="normal"/>
    </style:style>
    <style:style style:name="P26"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642f7e" officeooo:paragraph-rsid="00642f7e" style:font-style-asian="normal" style:font-weight-asian="normal" style:font-style-complex="normal" style:font-weight-complex="normal"/>
    </style:style>
    <style:style style:name="P27" style:family="paragraph" style:parent-style-name="Preformatted_20_Text" style:master-page-name="">
      <loext:graphic-properties draw:fill="none"/>
      <style:paragraph-properties fo:margin-left="0.3752in" fo:margin-right="0in" fo:margin-top="0in" fo:margin-bottom="0in" style:contextual-spacing="false" fo:text-align="start" style:justify-single-word="false" fo:text-indent="0in" style:auto-text-indent="false" style:page-number="auto" fo:background-color="transparent">
        <style:tab-stops>
          <style:tab-stop style:position="6.6244in" style:type="right"/>
        </style:tab-stops>
      </style:paragraph-properties>
      <style:text-properties fo:font-style="normal" fo:font-weight="normal" officeooo:rsid="00642f7e" officeooo:paragraph-rsid="00642f7e" style:font-style-asian="normal" style:font-weight-asian="normal" style:font-style-complex="normal" style:font-weight-complex="normal"/>
    </style:style>
    <style:style style:name="P28" style:family="paragraph" style:parent-style-name="Preformatted_20_Text">
      <loext:graphic-properties draw:fill="none"/>
      <style:paragraph-properties fo:margin-left="0.3752in" fo:margin-right="0in" fo:margin-top="0in" fo:margin-bottom="0in" style:contextual-spacing="false" fo:text-align="start" style:justify-single-word="false" fo:text-indent="0in" style:auto-text-indent="false" fo:background-color="transparent">
        <style:tab-stops>
          <style:tab-stop style:position="6.6244in" style:type="right"/>
        </style:tab-stops>
      </style:paragraph-properties>
      <style:text-properties fo:font-style="normal" fo:font-weight="normal" officeooo:rsid="00642f7e" officeooo:paragraph-rsid="00642f7e" style:font-style-asian="normal" style:font-weight-asian="normal" style:font-style-complex="normal" style:font-weight-complex="normal"/>
    </style:style>
    <style:style style:name="P29"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648d03" officeooo:paragraph-rsid="00648d03" style:font-style-asian="normal" style:font-weight-asian="normal" style:font-style-complex="normal" style:font-weight-complex="normal"/>
    </style:style>
    <style:style style:name="P30"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64f6cb" officeooo:paragraph-rsid="0064f6cb" style:font-style-asian="normal" style:font-weight-asian="normal" style:font-style-complex="normal" style:font-weight-complex="normal"/>
    </style:style>
    <style:style style:name="P31"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712568" officeooo:paragraph-rsid="00712568" style:font-style-asian="normal" style:font-weight-asian="normal" style:font-style-complex="normal" style:font-weight-complex="normal"/>
    </style:style>
    <style:style style:name="P32"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724699" officeooo:paragraph-rsid="00724699" style:font-style-asian="normal" style:font-weight-asian="normal" style:font-style-complex="normal" style:font-weight-complex="normal"/>
    </style:style>
    <style:style style:name="P33"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normal" officeooo:rsid="007277ed" officeooo:paragraph-rsid="007277ed" style:font-style-asian="normal" style:font-weight-asian="normal" style:font-style-complex="normal" style:font-weight-complex="normal"/>
    </style:style>
    <style:style style:name="P34" style:family="paragraph" style:parent-style-name="Preformatted_20_Text" style:master-page-name="">
      <loext:graphic-properties draw:fill="none"/>
      <style:paragraph-properties fo:margin-left="0.3752in" fo:margin-right="0in" fo:margin-top="0in" fo:margin-bottom="0in" style:contextual-spacing="false" fo:text-align="start" style:justify-single-word="false" fo:text-indent="0in" style:auto-text-indent="false" style:page-number="auto" fo:background-color="transparent">
        <style:tab-stops>
          <style:tab-stop style:position="6.6244in" style:type="right"/>
        </style:tab-stops>
      </style:paragraph-properties>
      <style:text-properties fo:font-style="normal" fo:font-weight="normal" officeooo:rsid="007277ed" officeooo:paragraph-rsid="007277ed" style:font-style-asian="normal" style:font-weight-asian="normal" style:font-style-complex="normal" style:font-weight-complex="normal"/>
    </style:style>
    <style:style style:name="P35"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13397f" officeooo:paragraph-rsid="00737705" style:font-style-asian="normal" style:font-weight-asian="bold" style:font-style-complex="normal" style:font-weight-complex="bold"/>
    </style:style>
    <style:style style:name="P36"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35b31f" officeooo:paragraph-rsid="0035b31f" style:font-style-asian="normal" style:font-weight-asian="bold" style:font-style-complex="normal" style:font-weight-complex="bold"/>
    </style:style>
    <style:style style:name="P37"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35b31f" officeooo:paragraph-rsid="00447c19" style:font-style-asian="normal" style:font-weight-asian="bold" style:font-style-complex="normal" style:font-weight-complex="bold"/>
    </style:style>
    <style:style style:name="P38"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507339" officeooo:paragraph-rsid="00507339" style:font-style-asian="normal" style:font-weight-asian="bold" style:font-style-complex="normal" style:font-weight-complex="bold"/>
    </style:style>
    <style:style style:name="P39"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58502a" officeooo:paragraph-rsid="0058502a" style:font-style-asian="normal" style:font-weight-asian="bold" style:font-style-complex="normal" style:font-weight-complex="bold"/>
    </style:style>
    <style:style style:name="P40"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6198b9" officeooo:paragraph-rsid="006198b9" style:font-style-asian="normal" style:font-weight-asian="bold" style:font-style-complex="normal" style:font-weight-complex="bold"/>
    </style:style>
    <style:style style:name="P41"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724699" officeooo:paragraph-rsid="00724699" style:font-style-asian="normal" style:font-weight-asian="bold" style:font-style-complex="normal" style:font-weight-complex="bold"/>
    </style:style>
    <style:style style:name="P42"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5aa3c7" officeooo:paragraph-rsid="0059ba3e" style:font-style-asian="normal" style:font-weight-asian="bold" style:font-style-complex="normal" style:font-weight-complex="bold"/>
    </style:style>
    <style:style style:name="P43"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59ba3e" officeooo:paragraph-rsid="0059ba3e" style:font-style-asian="normal" style:font-weight-asian="bold" style:font-style-complex="normal" style:font-weight-complex="bold"/>
    </style:style>
    <style:style style:name="P44" style:family="paragraph" style:parent-style-name="Preformatted_20_Text">
      <style:paragraph-properties fo:text-align="start" style:justify-single-word="false">
        <style:tab-stops>
          <style:tab-stop style:position="6.6244in" style:type="right"/>
        </style:tab-stops>
      </style:paragraph-properties>
      <style:text-properties fo:font-style="normal" fo:font-weight="bold" officeooo:rsid="0064f6cb" officeooo:paragraph-rsid="0062f063" style:font-style-asian="normal" style:font-weight-asian="bold" style:font-style-complex="normal" style:font-weight-complex="bold"/>
    </style:style>
    <style:style style:name="P45" style:family="paragraph" style:parent-style-name="Preformatted_20_Text">
      <style:paragraph-properties fo:text-align="start" style:justify-single-word="false">
        <style:tab-stops>
          <style:tab-stop style:position="6.6244in" style:type="right"/>
        </style:tab-stops>
      </style:paragraph-properties>
      <style:text-properties fo:language="en" fo:country="US" officeooo:rsid="0013397f" officeooo:paragraph-rsid="00447c19"/>
    </style:style>
    <style:style style:name="P46" style:family="paragraph" style:parent-style-name="Preformatted_20_Text">
      <style:paragraph-properties fo:text-align="start" style:justify-single-word="false">
        <style:tab-stops>
          <style:tab-stop style:position="6.6244in" style:type="right"/>
        </style:tab-stops>
      </style:paragraph-properties>
      <style:text-properties fo:font-size="10pt" fo:font-style="normal" fo:font-weight="normal" officeooo:rsid="0013397f" officeooo:paragraph-rsid="001a55e3" style:font-size-asian="10pt" style:font-style-asian="normal" style:font-weight-asian="normal" style:font-size-complex="10pt" style:font-style-complex="normal" style:font-weight-complex="normal"/>
    </style:style>
    <style:style style:name="P47" style:family="paragraph" style:parent-style-name="Preformatted_20_Text" style:list-style-name="L1">
      <style:paragraph-properties fo:text-align="start" style:justify-single-word="false">
        <style:tab-stops>
          <style:tab-stop style:position="6.6244in" style:type="right"/>
        </style:tab-stops>
      </style:paragraph-properties>
      <style:text-properties fo:font-size="10pt" fo:font-style="normal" fo:font-weight="bold" officeooo:rsid="0013397f" officeooo:paragraph-rsid="001a55e3" style:font-size-asian="10pt" style:font-style-asian="normal" style:font-weight-asian="bold" style:font-size-complex="10pt" style:font-style-complex="normal" style:font-weight-complex="bold"/>
    </style:style>
    <style:style style:name="P48" style:family="paragraph" style:parent-style-name="Preformatted_20_Text" style:list-style-name="L1">
      <style:paragraph-properties fo:text-align="start" style:justify-single-word="false">
        <style:tab-stops>
          <style:tab-stop style:position="6.6244in" style:type="right"/>
        </style:tab-stops>
      </style:paragraph-properties>
      <style:text-properties fo:font-size="10pt" fo:font-style="normal" fo:font-weight="normal" officeooo:rsid="0013397f" officeooo:paragraph-rsid="001a55e3" style:font-size-asian="10pt" style:font-style-asian="normal" style:font-weight-asian="normal" style:font-size-complex="10pt" style:font-style-complex="normal" style:font-weight-complex="normal"/>
    </style:style>
    <style:style style:name="P49" style:family="paragraph" style:parent-style-name="Preformatted_20_Text" style:list-style-name="L1" style:master-page-name="">
      <loext:graphic-properties draw:fill="none"/>
      <style:paragraph-properties fo:margin-left="0.5in" fo:margin-right="0in" fo:margin-top="0in" fo:margin-bottom="0in" style:contextual-spacing="false" fo:text-align="start" style:justify-single-word="false" fo:text-indent="-0.1252in" style:auto-text-indent="false" style:page-number="auto" fo:background-color="transparent">
        <style:tab-stops>
          <style:tab-stop style:position="6.6244in" style:type="right"/>
        </style:tab-stops>
      </style:paragraph-properties>
      <style:text-properties fo:font-size="10pt" fo:font-style="normal" fo:font-weight="normal" officeooo:rsid="0013397f" officeooo:paragraph-rsid="001a55e3" style:font-size-asian="10pt" style:font-style-asian="normal" style:font-weight-asian="normal" style:font-size-complex="10pt" style:font-style-complex="normal" style:font-weight-complex="normal"/>
    </style:style>
    <style:style style:name="P50" style:family="paragraph" style:parent-style-name="Preformatted_20_Text" style:list-style-name="L1" style:master-page-name="">
      <loext:graphic-properties draw:fill="none"/>
      <style:paragraph-properties fo:margin-left="0.6866in" fo:margin-right="0in" fo:margin-top="0in" fo:margin-bottom="0in" style:contextual-spacing="false" fo:text-align="start" style:justify-single-word="false" fo:text-indent="-0.25in" style:auto-text-indent="false" style:page-number="auto" fo:background-color="transparent">
        <style:tab-stops>
          <style:tab-stop style:position="6.6244in" style:type="right"/>
        </style:tab-stops>
      </style:paragraph-properties>
      <style:text-properties fo:font-size="10pt" fo:font-style="normal" fo:font-weight="normal" officeooo:rsid="0013397f" officeooo:paragraph-rsid="001a55e3" style:font-size-asian="10pt" style:font-style-asian="normal" style:font-weight-asian="normal" style:font-size-complex="10pt" style:font-style-complex="normal" style:font-weight-complex="normal"/>
    </style:style>
    <style:style style:name="P51" style:family="paragraph" style:parent-style-name="Preformatted_20_Text" style:list-style-name="L1">
      <loext:graphic-properties draw:fill="none"/>
      <style:paragraph-properties fo:margin-left="0.6866in" fo:margin-right="0in" fo:margin-top="0in" fo:margin-bottom="0in" style:contextual-spacing="false" fo:text-align="start" style:justify-single-word="false" fo:text-indent="-0.25in" style:auto-text-indent="false" fo:background-color="transparent">
        <style:tab-stops>
          <style:tab-stop style:position="6.6244in" style:type="right"/>
        </style:tab-stops>
      </style:paragraph-properties>
      <style:text-properties fo:font-size="10pt" fo:font-style="normal" fo:font-weight="normal" officeooo:rsid="0013397f" officeooo:paragraph-rsid="001a55e3" style:font-size-asian="10pt" style:font-style-asian="normal" style:font-weight-asian="normal" style:font-size-complex="10pt" style:font-style-complex="normal" style:font-weight-complex="normal"/>
    </style:style>
    <style:style style:name="P52" style:family="paragraph" style:parent-style-name="Preformatted_20_Text" style:list-style-name="L2">
      <style:paragraph-properties fo:text-align="start" style:justify-single-word="false">
        <style:tab-stops>
          <style:tab-stop style:position="6.6244in" style:type="right"/>
        </style:tab-stops>
      </style:paragraph-properties>
      <style:text-properties fo:font-size="10pt" fo:font-style="normal" fo:font-weight="normal" officeooo:rsid="0013397f" officeooo:paragraph-rsid="001a55e3" style:font-size-asian="10pt" style:font-style-asian="normal" style:font-weight-asian="normal" style:font-size-complex="10pt" style:font-style-complex="normal" style:font-weight-complex="normal"/>
    </style:style>
    <style:style style:name="P53" style:family="paragraph" style:parent-style-name="Preformatted_20_Text" style:list-style-name="L3">
      <style:paragraph-properties fo:text-align="start" style:justify-single-word="false">
        <style:tab-stops>
          <style:tab-stop style:position="6.6244in" style:type="right"/>
        </style:tab-stops>
      </style:paragraph-properties>
      <style:text-properties fo:font-style="normal" fo:font-weight="normal" officeooo:rsid="00507339" officeooo:paragraph-rsid="00507339" style:font-style-asian="normal" style:font-weight-asian="normal" style:font-style-complex="normal" style:font-weight-complex="normal"/>
    </style:style>
    <style:style style:name="P54" style:family="paragraph" style:parent-style-name="Preformatted_20_Text" style:list-style-name="L3">
      <style:paragraph-properties fo:text-align="start" style:justify-single-word="false">
        <style:tab-stops>
          <style:tab-stop style:position="6.6244in" style:type="right"/>
        </style:tab-stops>
      </style:paragraph-properties>
      <style:text-properties fo:font-style="normal" fo:font-weight="normal" officeooo:rsid="00507339" officeooo:paragraph-rsid="006d8f1a" style:font-style-asian="normal" style:font-weight-asian="normal" style:font-style-complex="normal" style:font-weight-complex="normal"/>
    </style:style>
    <style:style style:name="P55" style:family="paragraph" style:parent-style-name="Preformatted_20_Text" style:list-style-name="L3">
      <style:paragraph-properties fo:text-align="start" style:justify-single-word="false">
        <style:tab-stops>
          <style:tab-stop style:position="6.6244in" style:type="right"/>
        </style:tab-stops>
      </style:paragraph-properties>
      <style:text-properties fo:font-style="normal" fo:font-weight="normal" officeooo:rsid="00507339" officeooo:paragraph-rsid="006bbef4" style:font-style-asian="normal" style:font-weight-asian="normal" style:font-style-complex="normal" style:font-weight-complex="normal"/>
    </style:style>
    <style:style style:name="P56" style:family="paragraph" style:parent-style-name="Preformatted_20_Text" style:list-style-name="L4">
      <style:paragraph-properties fo:text-align="start" style:justify-single-word="false">
        <style:tab-stops>
          <style:tab-stop style:position="6.6244in" style:type="right"/>
        </style:tab-stops>
      </style:paragraph-properties>
      <style:text-properties fo:font-style="normal" fo:font-weight="normal" officeooo:rsid="0035b31f" officeooo:paragraph-rsid="006d8f1a" style:font-style-asian="normal" style:font-weight-asian="normal" style:font-style-complex="normal" style:font-weight-complex="normal"/>
    </style:style>
    <style:style style:name="P57" style:family="paragraph" style:parent-style-name="Preformatted_20_Text" style:list-style-name="L4">
      <style:paragraph-properties fo:text-align="start" style:justify-single-word="false">
        <style:tab-stops>
          <style:tab-stop style:position="6.6244in" style:type="right"/>
        </style:tab-stops>
      </style:paragraph-properties>
      <style:text-properties fo:font-style="normal" fo:font-weight="normal" officeooo:rsid="0035b31f" officeooo:paragraph-rsid="00447c19" style:font-style-asian="normal" style:font-weight-asian="normal" style:font-style-complex="normal" style:font-weight-complex="normal"/>
    </style:style>
    <style:style style:name="P58" style:family="paragraph" style:parent-style-name="Preformatted_20_Text" style:list-style-name="L5">
      <style:paragraph-properties fo:text-align="start" style:justify-single-word="false">
        <style:tab-stops>
          <style:tab-stop style:position="6.6244in" style:type="right"/>
        </style:tab-stops>
      </style:paragraph-properties>
      <style:text-properties fo:font-style="normal" fo:font-weight="normal" officeooo:rsid="0035b31f" officeooo:paragraph-rsid="006f3e44" style:font-style-asian="normal" style:font-weight-asian="normal" style:font-style-complex="normal" style:font-weight-complex="normal"/>
    </style:style>
    <style:style style:name="P59" style:family="paragraph" style:parent-style-name="Preformatted_20_Text" style:list-style-name="L5">
      <style:paragraph-properties fo:text-align="start" style:justify-single-word="false">
        <style:tab-stops>
          <style:tab-stop style:position="6.6244in" style:type="right"/>
        </style:tab-stops>
      </style:paragraph-properties>
      <style:text-properties fo:font-style="normal" fo:font-weight="normal" officeooo:rsid="0035b31f" officeooo:paragraph-rsid="00447c19" style:font-style-asian="normal" style:font-weight-asian="normal" style:font-style-complex="normal" style:font-weight-complex="normal"/>
    </style:style>
    <style:style style:name="P60" style:family="paragraph" style:parent-style-name="Preformatted_20_Text" style:list-style-name="L5" style:master-page-name="">
      <loext:graphic-properties draw:fill="none"/>
      <style:paragraph-properties fo:margin-left="0.75in" fo:margin-right="0in" fo:margin-top="0in" fo:margin-bottom="0in" style:contextual-spacing="false" fo:text-align="start" style:justify-single-word="false" fo:text-indent="-0.25in" style:auto-text-indent="false" style:page-number="auto" fo:background-color="transparent">
        <style:tab-stops>
          <style:tab-stop style:position="6.6244in" style:type="right"/>
        </style:tab-stops>
      </style:paragraph-properties>
      <style:text-properties fo:font-style="normal" fo:font-weight="normal" officeooo:rsid="0035b31f" officeooo:paragraph-rsid="00447c19" style:font-style-asian="normal" style:font-weight-asian="normal" style:font-style-complex="normal" style:font-weight-complex="normal"/>
    </style:style>
    <style:style style:name="P61" style:family="paragraph" style:parent-style-name="Preformatted_20_Text" style:list-style-name="L5">
      <loext:graphic-properties draw:fill="none"/>
      <style:paragraph-properties fo:margin-left="0.75in" fo:margin-right="0in" fo:margin-top="0in" fo:margin-bottom="0in" style:contextual-spacing="false" fo:text-align="start" style:justify-single-word="false" fo:text-indent="-0.25in" style:auto-text-indent="false" fo:background-color="transparent">
        <style:tab-stops>
          <style:tab-stop style:position="6.6244in" style:type="right"/>
        </style:tab-stops>
      </style:paragraph-properties>
      <style:text-properties fo:font-style="normal" fo:font-weight="normal" officeooo:rsid="0035b31f" officeooo:paragraph-rsid="00447c19" style:font-style-asian="normal" style:font-weight-asian="normal" style:font-style-complex="normal" style:font-weight-complex="normal"/>
    </style:style>
    <style:style style:name="P62" style:family="paragraph" style:parent-style-name="Preformatted_20_Text" style:list-style-name="L5">
      <loext:graphic-properties draw:fill="none"/>
      <style:paragraph-properties fo:margin-left="0.75in" fo:margin-right="0in" fo:margin-top="0in" fo:margin-bottom="0in" style:contextual-spacing="false" fo:text-align="start" style:justify-single-word="false" fo:text-indent="-0.25in" style:auto-text-indent="false" fo:background-color="transparent">
        <style:tab-stops>
          <style:tab-stop style:position="6.6244in" style:type="right"/>
        </style:tab-stops>
      </style:paragraph-properties>
      <style:text-properties fo:font-style="normal" fo:font-weight="normal" officeooo:rsid="0035b31f" officeooo:paragraph-rsid="006ea31e" style:font-style-asian="normal" style:font-weight-asian="normal" style:font-style-complex="normal" style:font-weight-complex="normal"/>
    </style:style>
    <style:style style:name="P63" style:family="paragraph" style:parent-style-name="Preformatted_20_Text" style:list-style-name="L5" style:master-page-name="">
      <loext:graphic-properties draw:fill="none"/>
      <style:paragraph-properties fo:margin-left="0.25in" fo:margin-right="0in" fo:margin-top="0in" fo:margin-bottom="0in" style:contextual-spacing="false" fo:text-align="start" style:justify-single-word="false" fo:text-indent="0in" style:auto-text-indent="false" style:page-number="auto" fo:background-color="transparent">
        <style:tab-stops>
          <style:tab-stop style:position="6.6244in" style:type="right"/>
        </style:tab-stops>
      </style:paragraph-properties>
      <style:text-properties fo:font-style="normal" fo:font-weight="normal" officeooo:rsid="0056b2e1" officeooo:paragraph-rsid="0056e941" style:font-style-asian="normal" style:font-weight-asian="normal" style:font-style-complex="normal" style:font-weight-complex="normal"/>
    </style:style>
    <style:style style:name="T1" style:family="text">
      <style:text-properties officeooo:rsid="0016c807"/>
    </style:style>
    <style:style style:name="T2" style:family="text">
      <style:text-properties fo:font-style="italic" style:font-style-asian="italic" style:font-style-complex="italic"/>
    </style:style>
    <style:style style:name="T3" style:family="text">
      <style:text-properties fo:font-style="italic" officeooo:rsid="0052602b"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64f6cb" style:font-style-asian="italic" style:font-weight-asian="bold" style:font-style-complex="italic" style:font-weight-complex="bold"/>
    </style:style>
    <style:style style:name="T6" style:family="text">
      <style:text-properties fo:font-style="italic" fo:font-weight="bold" officeooo:rsid="0074ed37" style:font-style-asian="italic" style:font-weight-asian="bold" style:font-style-complex="italic" style:font-weight-complex="bold"/>
    </style:style>
    <style:style style:name="T7" style:family="text">
      <style:text-properties officeooo:rsid="0018fd22"/>
    </style:style>
    <style:style style:name="T8" style:family="text">
      <style:text-properties officeooo:rsid="001a55e3"/>
    </style:style>
    <style:style style:name="T9" style:family="text">
      <style:text-properties officeooo:rsid="001ec351"/>
    </style:style>
    <style:style style:name="T10" style:family="text">
      <style:text-properties officeooo:rsid="003526e0"/>
    </style:style>
    <style:style style:name="T11" style:family="text">
      <style:text-properties fo:font-weight="bold" style:font-weight-asian="bold" style:font-weight-complex="bold"/>
    </style:style>
    <style:style style:name="T12" style:family="text">
      <style:text-properties fo:font-weight="bold" officeooo:rsid="0059ba3e" style:font-weight-asian="bold" style:font-weight-complex="bold"/>
    </style:style>
    <style:style style:name="T13" style:family="text">
      <style:text-properties fo:font-weight="bold" officeooo:rsid="005bca1c" style:font-weight-asian="bold" style:font-weight-complex="bold"/>
    </style:style>
    <style:style style:name="T14" style:family="text">
      <style:text-properties fo:font-weight="bold" officeooo:rsid="00618eb0" style:font-weight-asian="bold" style:font-weight-complex="bold"/>
    </style:style>
    <style:style style:name="T15" style:family="text">
      <style:text-properties fo:font-weight="bold" officeooo:rsid="0062f063" style:font-weight-asian="bold" style:font-weight-complex="bold"/>
    </style:style>
    <style:style style:name="T16" style:family="text">
      <style:text-properties fo:font-weight="bold" officeooo:rsid="0064f6cb" style:font-weight-asian="bold" style:font-weight-complex="bold"/>
    </style:style>
    <style:style style:name="T17" style:family="text">
      <style:text-properties fo:font-weight="bold" officeooo:rsid="0066f69d" style:font-weight-asian="bold" style:font-weight-complex="bold"/>
    </style:style>
    <style:style style:name="T18" style:family="text">
      <style:text-properties fo:font-weight="bold" officeooo:rsid="006b2cdc" style:font-weight-asian="bold" style:font-weight-complex="bold"/>
    </style:style>
    <style:style style:name="T19" style:family="text">
      <style:text-properties fo:font-weight="bold" officeooo:rsid="006bbef4" style:font-weight-asian="bold" style:font-weight-complex="bold"/>
    </style:style>
    <style:style style:name="T20" style:family="text">
      <style:text-properties fo:font-weight="bold" officeooo:rsid="006ea31e" style:font-weight-asian="bold" style:font-weight-complex="bold"/>
    </style:style>
    <style:style style:name="T21" style:family="text">
      <style:text-properties fo:font-weight="bold" officeooo:rsid="00712568" style:font-weight-asian="bold" style:font-weight-complex="bold"/>
    </style:style>
    <style:style style:name="T22" style:family="text">
      <style:text-properties fo:font-weight="bold" officeooo:rsid="0074ed37" style:font-weight-asian="bold" style:font-weight-complex="bold"/>
    </style:style>
    <style:style style:name="T23" style:family="text">
      <style:text-properties officeooo:rsid="004eb964"/>
    </style:style>
    <style:style style:name="T24" style:family="text">
      <style:text-properties fo:font-weight="normal" style:font-weight-asian="normal" style:font-weight-complex="normal"/>
    </style:style>
    <style:style style:name="T25" style:family="text">
      <style:text-properties fo:font-weight="normal" officeooo:rsid="00507339" style:font-weight-asian="normal" style:font-weight-complex="normal"/>
    </style:style>
    <style:style style:name="T26" style:family="text">
      <style:text-properties officeooo:rsid="00507339"/>
    </style:style>
    <style:style style:name="T27" style:family="text">
      <style:text-properties officeooo:rsid="0052602b"/>
    </style:style>
    <style:style style:name="T28" style:family="text">
      <style:text-properties officeooo:rsid="00541563"/>
    </style:style>
    <style:style style:name="T29" style:family="text">
      <style:text-properties officeooo:rsid="0056b2e1"/>
    </style:style>
    <style:style style:name="T30" style:family="text">
      <style:text-properties officeooo:rsid="0056e941"/>
    </style:style>
    <style:style style:name="T31" style:family="text">
      <style:text-properties officeooo:rsid="0057885c"/>
    </style:style>
    <style:style style:name="T32" style:family="text">
      <style:text-properties officeooo:rsid="0058502a"/>
    </style:style>
    <style:style style:name="T33" style:family="text">
      <style:text-properties officeooo:rsid="0059ba3e"/>
    </style:style>
    <style:style style:name="T34" style:family="text">
      <style:text-properties officeooo:rsid="005aa3c7"/>
    </style:style>
    <style:style style:name="T35" style:family="text">
      <style:text-properties officeooo:rsid="005b3e55"/>
    </style:style>
    <style:style style:name="T36" style:family="text">
      <style:text-properties officeooo:rsid="005bca1c"/>
    </style:style>
    <style:style style:name="T37" style:family="text">
      <style:text-properties officeooo:rsid="005ce8c8"/>
    </style:style>
    <style:style style:name="T38" style:family="text">
      <style:text-properties officeooo:rsid="005d26d5"/>
    </style:style>
    <style:style style:name="T39" style:family="text">
      <style:text-properties officeooo:rsid="005fefd2"/>
    </style:style>
    <style:style style:name="T40" style:family="text">
      <style:text-properties officeooo:rsid="00618eb0"/>
    </style:style>
    <style:style style:name="T41" style:family="text">
      <style:text-properties officeooo:rsid="0062f063"/>
    </style:style>
    <style:style style:name="T42" style:family="text">
      <style:text-properties officeooo:rsid="0064f6cb"/>
    </style:style>
    <style:style style:name="T43" style:family="text">
      <style:text-properties officeooo:rsid="0066f69d"/>
    </style:style>
    <style:style style:name="T44" style:family="text">
      <style:text-properties officeooo:rsid="0068070a"/>
    </style:style>
    <style:style style:name="T45" style:family="text">
      <style:text-properties officeooo:rsid="00691a33"/>
    </style:style>
    <style:style style:name="T46" style:family="text">
      <style:text-properties officeooo:rsid="0069fd2d"/>
    </style:style>
    <style:style style:name="T47" style:family="text">
      <style:text-properties officeooo:rsid="006b2cdc"/>
    </style:style>
    <style:style style:name="T48" style:family="text">
      <style:text-properties officeooo:rsid="006bbef4"/>
    </style:style>
    <style:style style:name="T49" style:family="text">
      <style:text-properties officeooo:rsid="006d8f1a"/>
    </style:style>
    <style:style style:name="T50" style:family="text">
      <style:text-properties officeooo:rsid="006ea31e"/>
    </style:style>
    <style:style style:name="T51" style:family="text">
      <style:text-properties officeooo:rsid="00712568"/>
    </style:style>
    <style:style style:name="T52" style:family="text">
      <style:text-properties officeooo:rsid="00724699"/>
    </style:style>
    <style:style style:name="T53" style:family="text">
      <style:text-properties officeooo:rsid="007277ed"/>
    </style:style>
    <style:style style:name="T54" style:family="text">
      <style:text-properties officeooo:rsid="0035b31f"/>
    </style:style>
    <style:style style:name="T55" style:family="text">
      <style:text-properties style:text-line-through-style="none" style:text-line-through-type="none"/>
    </style:style>
    <style:style style:name="T56" style:family="text">
      <style:text-properties officeooo:rsid="00737705"/>
    </style:style>
    <style:style style:name="T57" style:family="text">
      <style:text-properties officeooo:rsid="0074ed37"/>
    </style:style>
    <style:style style:name="T58" style:family="text">
      <style:text-properties style:text-underline-style="none" fo:font-weight="bold" style:font-weight-asian="bold" style:font-weight-complex="bold"/>
    </style:style>
    <style:style style:name="T59" style:family="text">
      <style:text-properties style:text-underline-style="none" fo:font-weight="bold" officeooo:rsid="0074ed37" style:font-weight-asian="bold" style:font-weight-complex="bold"/>
    </style:style>
    <style:style style:name="T60" style:family="text">
      <style:text-properties officeooo:rsid="0075e0b7"/>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Warsaw <text:span text:style-name="T10">07</text:span>.<text:span text:style-name="T8">0</text:span><text:span text:style-name="T23">9</text:span>.2<text:span text:style-name="T1">02</text:span><text:span text:style-name="T7">3</text:span></text:p>
      <text:p text:style-name="P2"/>
      <text:p text:style-name="P3">Linux for Embedded Systems – Laboratory ex. <text:span text:style-name="T23">3</text:span><text:span text:style-name="T8">b</text:span></text:p>
      <text:p text:style-name="P3"/>
      <text:p text:style-name="P4">The student: <text:span text:style-name="T8">Nikolai Nevedomskii</text:span></text:p>
      <text:p text:style-name="P4"/>
      <text:p text:style-name="P1">Description of the assignment</text:p>
      <text:p text:style-name="P46"/>
      <text:list xml:id="list3781145737" text:style-name="L1">
        <text:list-item>
          <text:p text:style-name="P47">Prepare the "administrative" Linux system similar to the „rescue” system used in our lab:</text:p>
          <text:p text:style-name="P48">1. working in initramfs</text:p>
          <text:p text:style-name="P49">2. equipped with the tools necessary to manage the SD card (partition it, format it, copy the new version of the system via a network, etc.). Particularly this system will be used to split the SD card into 3 partitions:</text:p>
          <text:p text:style-name="P50">1. VFAT with the rescue system (in „rescue” subdirectory), the administrative system and the kernel of the user system (in the „user” subdirectory) (in fact, it should be the original first partition),</text:p>
          <text:p text:style-name="P51">2. ext4 – with the rootfs of the user system,</text:p>
          <text:p text:style-name="P51">3. ext4 – with the data of the user system.</text:p>
        </text:list-item>
        <text:list-item>
          <text:p text:style-name="P47">Prepare a "utility" Linux operating system using the ext4 on the 2nd partition as its root file system.<text:span text:style-name="T24"> This system should provide </text:span><text:span text:style-name="T25">the following</text:span><text:span text:style-name="T24"> functionalit</text:span><text:span text:style-name="T25">y</text:span><text:span text:style-name="T24">:</text:span></text:p>
          <text:p text:style-name="P48">The web server (based on one of HTTP servers offered by Buildroot or implemented as a WebApp with Flask, Tornado, or equivalent framework). The server should serve files located on the 3rd partition (displaying the list of files and allowing selecting the file to download). The server should allow the authenticated users to upload new files to the 3rd partition.</text:p>
          <text:p text:style-name="P48"/>
        </text:list-item>
        <text:list-item>
          <text:p text:style-name="P48"><text:span text:style-name="T11">Prepare the bootloader enabling selecting between the administrative and the user system.</text:span> Cautions! That bootloader should be started by the original bootloader based in the RPi firmware. It should be run as its user system. Due to limitations of the RPi, our bootloader must pass to the loaded kernel the kernel parameters and the device tree provided by the original bootloader.</text:p>
          <text:p text:style-name="P48">1. The WHITE (OR YELLOW) LED should signal, that the buttons will be checked</text:p>
          <text:p text:style-name="P48">2. After one second, the buttons should be read to select the system. If the chosen button is NOT pressed, the „utility” system should be loaded. If the chosen button is pressed, the „administrative” system should be loaded.</text:p>
          <text:p text:style-name="P48">3. After selection of the system, the WHITE (OR YELLOW) led should beswitched off. The GREEN LED should be ON if the „utility” system was selected. The RED LED should be ON if the „administrative” system was selected.</text:p>
        </text:list-item>
      </text:list>
      <text:list xml:id="list2969022990" text:style-name="L2">
        <text:list-header>
          <text:p text:style-name="P52"/>
          <text:p text:style-name="P52"/>
        </text:list-header>
      </text:list>
      <text:p text:style-name="P46"/>
      <text:p text:style-name="P36"><text:span text:style-name="T26">Solution</text:span> description</text:p>
      <text:p text:style-name="P36"/>
      <text:p text:style-name="P35">Procedure to recreate the design from the attached archive</text:p>
      <text:p text:style-name="P6"/>
      <text:p text:style-name="P6">The archive <text:span text:style-name="T9">has the following structure:</text:span></text:p>
      <text:p text:style-name="P5"/>
      <text:p text:style-name="P6">LINES_task<text:span text:style-name="T56">3</text:span>_nevedomskii.tar.gz</text:p>
      <text:p text:style-name="P5">── buildroot-2023.02_admin</text:p>
      <text:p text:style-name="P5">│   └── .config</text:p>
      <text:p text:style-name="P5">├── buildroot-2023.02_utility</text:p>
      <text:p text:style-name="P5">│   └── .config</text:p>
      <text:p text:style-name="P5">├── init.sh</text:p>
      <text:p text:style-name="P5">├── overlay_utility</text:p>
      <text:p text:style-name="P5">│   ├── etc</text:p>
      <text:p text:style-name="P5"><text:soft-page-break/>│   │   └── init.d</text:p>
      <text:p text:style-name="P5">│   │   <text:s text:c="4"/>├── S51mount.sh</text:p>
      <text:p text:style-name="P5">│   │   <text:s text:c="4"/>└── S99webserver.sh</text:p>
      <text:p text:style-name="P5">│   └── webserver</text:p>
      <text:p text:style-name="P5">│   <text:s text:c="4"/>├── fileshare</text:p>
      <text:p text:style-name="P5">│   <text:s text:c="4"/>└── webserver.py</text:p>
      <text:p text:style-name="P5">└── task3_uboot</text:p>
      <text:p text:style-name="P5"><text:s text:c="4"/>└── boot.txt</text:p>
      <text:p text:style-name="P6"/>
      <text:p text:style-name="P7"><text:span text:style-name="T9">The archive</text:span> contains a folder <text:span text:style-name="T11">buildroot-2023.02_</text:span><text:span text:style-name="T22">admin</text:span> with <text:span text:style-name="T9">a file </text:span><text:span text:style-name="T11">.config</text:span>,<text:span text:style-name="T4"> </text:span>a folder <text:span text:style-name="T11">buildroot-2023.02_</text:span><text:span text:style-name="T22">utility</text:span> with <text:span text:style-name="T9">a file </text:span><text:span text:style-name="T11">.config</text:span>. Hense, it is enough to <text:span text:style-name="T57">create two versions of buildroot in directories </text:span><text:span text:style-name="T11">buildroot-2023.02_</text:span><text:span text:style-name="T22">admin</text:span><text:span text:style-name="T57"> and </text:span><text:span text:style-name="T6"><text:s/></text:span><text:span text:style-name="T58">buildroot-2023.02_</text:span><text:span text:style-name="T59">utility </text:span>unpack <text:span text:style-name="T57">the archive</text:span>. <text:span text:style-name="T9">Then you can compile the linux.</text:span></text:p>
      <text:p text:style-name="P36"/>
      <text:p text:style-name="P38">Administrative (‘rescue’) system</text:p>
      <text:p text:style-name="P11">The administrative system is a initra<text:span text:style-name="T27">m</text:span>fs-based Linux system, similar to those I created in the laboratory tasks 1 and 2 <text:span text:style-name="T27">(with </text:span><text:span text:style-name="T3">dropbear</text:span><text:span text:style-name="T27"> package for SSH </text:span><text:span text:style-name="T47">server</text:span><text:span text:style-name="T27">, </text:span><text:span text:style-name="T47">and</text:span><text:span text:style-name="T27"> </text:span><text:span text:style-name="T3">ntp</text:span><text:span text:style-name="T27"> client package for an automatical setup of the current date and time)</text:span>.</text:p>
      <text:p text:style-name="P11">In addition to <text:span text:style-name="T27">a</text:span> <text:span text:style-name="T27">basic</text:span> initramfs system I installed the following packages to create <text:span text:style-name="T27">the filesystems</text:span> in SD card appropriate for functioning <text:span text:style-name="T27">an </text:span>administrative and u<text:span text:style-name="T27">t</text:span>ility system<text:span text:style-name="T27">s</text:span>.</text:p>
      <text:list xml:id="list288986158" text:style-name="L3">
        <text:list-item>
          <text:p text:style-name="P53"><text:span text:style-name="T11">BusyBox</text:span> (contains various tools like mkfs (ext2, ext4, etc.), fsck, tar, gzip, dd, etc.)</text:p>
          <text:p text:style-name="P53">[Found in ‘Target Packages’]</text:p>
        </text:list-item>
        <text:list-item>
          <text:p text:style-name="P54"><text:span text:style-name="T11">Util-linux</text:span> <text:span text:style-name="T48">(</text:span>pre-selected <text:s/><text:span text:style-name="T48">libblkid, libuuid)</text:span></text:p>
          <text:p text:style-name="P55">[Found In ‘Target Packages/System Tools’]</text:p>
        </text:list-item>
        <text:list-item>
          <text:p text:style-name="P55"><text:span text:style-name="T11">dosfstools</text:span> (mkfs.fat and fsck.fat) for management of boot partition<text:span text:style-name="T48">s</text:span> in vfat <text:span text:style-name="T48">filesystem.</text:span></text:p>
          <text:list>
            <text:list-header>
              <text:p text:style-name="P55">[Found In ‘Target Packages/Filesystem and Flash utilities’]</text:p>
            </text:list-header>
          </text:list>
        </text:list-item>
        <text:list-item>
          <text:p text:style-name="P55"><text:span text:style-name="T11">e2fsprogs</text:span> (<text:span text:style-name="T11">mkfs.ext2</text:span>,and <text:span text:style-name="T11">resize2fs</text:span><text:span text:style-name="T19">)</text:span></text:p>
          <text:p text:style-name="P55">[Found In ‘Target Packages/Filesystem and Flash utilities’]</text:p>
        </text:list-item>
        <text:list-item>
          <text:p text:style-name="P55"><text:span text:style-name="T11">gptfdisk</text:span>, including its ‘interactive gdisk’ sub-option (auto-selected) for manipulating devices, creating/deleting partitions, etc.</text:p>
          <text:p text:style-name="P55">[Found In ‘Target Packages/Hardware handling’]</text:p>
        </text:list-item>
      </text:list>
      <text:p text:style-name="P11"/>
      <text:p text:style-name="P11"><text:span text:style-name="T28">The additional c</text:span>onfiguration <text:span text:style-name="T28">of the administrative system is described in the</text:span> bootloader <text:span text:style-name="T28">section</text:span>.</text:p>
      <text:p text:style-name="P8"/>
      <text:p text:style-name="P38">Utility system</text:p>
      <text:p text:style-name="P12">The <text:span text:style-name="T29">utility</text:span> system is a <text:span text:style-name="T29">rootfs</text:span> Linux system, similar to those I created in the laboratory tasks 1 and 2 <text:span text:style-name="T27">(with </text:span><text:span text:style-name="T3">dropbear</text:span><text:span text:style-name="T27"> package for SSH </text:span><text:span text:style-name="T49">server</text:span><text:span text:style-name="T27">, </text:span><text:span text:style-name="T3">ntp</text:span><text:span text:style-name="T27"> client package for an automatical setup of the current date and time)</text:span>.</text:p>
      <text:p text:style-name="P13"/>
      <text:p text:style-name="P8">Filesystem Configuration:</text:p>
      <text:list xml:id="list3187012295" text:style-name="L4">
        <text:list-item>
          <text:p text:style-name="P56">Ensure that ‘initramfs’ is disabled. </text:p>
          <text:p text:style-name="P56">[In ‘Filesystem images’ <text:span text:style-name="T44">section</text:span>]</text:p>
        </text:list-item>
        <text:list-item>
          <text:p text:style-name="P56">Enable ext2/3/4 root filesystem. </text:p>
          <text:p text:style-name="P56">[In ‘Filesystem images’ <text:span text:style-name="T44">section</text:span>]</text:p>
          <text:p text:style-name="P57">a. Under that select ‘ext4’ as the ‘ext2/3/4 <text:span text:style-name="T44">option</text:span>’.</text:p>
          <text:p text:style-name="P57">b. Set ‘rootfs’ as the ‘filesystem label’.</text:p>
          <text:p text:style-name="P57">c. Set ‘<text:span text:style-name="T49">512</text:span>M’ as the ‘exact size’. (I estimated this <text:span text:style-name="T49">value</text:span> to be enough for my use)</text:p>
          <text:p text:style-name="P57">d. ‘compression method’ <text:span text:style-name="T49">is optional</text:span> if you require/want it, <text:span text:style-name="T49">I did not enable it</text:span>.</text:p>
        </text:list-item>
        <text:list-item>
          <text:p text:style-name="P57">rootfs overlay <text:span text:style-name="T49">was set up </text:span>in order to <text:span text:style-name="T49">create folder with </text:span>the <text:span text:style-name="T45">web</text:span>server <text:span text:style-name="T45">script </text:span>and <text:span text:style-name="T49">init files in the root filesystem</text:span>. <text:span text:style-name="T49">I</text:span> d<text:span text:style-name="T49">id</text:span> this by:</text:p>
          <text:p text:style-name="P57">a. Setting ‘../overlay_utility/’ for ‘<text:span text:style-name="T49">System configuration</text:span>/Root filesystem overlay directories’</text:p>
        </text:list-item>
      </text:list>
      <text:p text:style-name="P8"/>
      <text:list xml:id="list8132510" text:style-name="L5">
        <text:list-header>
          <text:p text:style-name="P63">The basic rootfs system was appended with the following packages to create an emvironment appropriate for webserver setup:</text:p>
        </text:list-header>
        <text:list-item>
          <text:p text:style-name="P58"><text:span text:style-name="T11">python3</text:span> for running <text:span text:style-name="T30">a</text:span> <text:span text:style-name="T30">web</text:span>server. </text:p>
          <text:p text:style-name="P58">[Found In ‘Target Packages/Interpreter languages and scripting’]</text:p>
          <text:p text:style-name="P59">Includ<text:span text:style-name="T31">ing</text:span> the following ‘External Python Modules’:</text:p>
          <text:p text:style-name="P60"><text:soft-page-break/><text:span text:style-name="T31">1</text:span>. <text:span text:style-name="T11">python-flask</text:span></text:p>
          <text:p text:style-name="P62"><text:span text:style-name="T31">2</text:span>. <text:span text:style-name="T11">python-</text:span><text:span text:style-name="T20">pip</text:span></text:p>
          <text:p text:style-name="P61"><text:span text:style-name="T31">3</text:span>. <text:span text:style-name="T11">python-werkzeug</text:span> is auto-selected <text:span text:style-name="T50">as</text:span> a direct dependency of the current version of the server I have built.</text:p>
          <text:p text:style-name="P59"/>
        </text:list-item>
      </text:list>
      <text:p text:style-name="P39">Bootloader configuration</text:p>
      <text:p text:style-name="P20">In order to enable the U-Boot bootloader, I chose ‘u-boot’ option in the section ‘Bootloaders’ of the Buildroot menuconfig of <text:span text:style-name="T32">the </text:span>administrative<text:span text:style-name="T32"> </text:span>system.</text:p>
      <text:p text:style-name="P20"><text:span text:style-name="T32">Then, </text:span>I <text:span text:style-name="T32">ensure</text:span>d<text:span text:style-name="T32"> the build system is ‘Kconfig’, ‘U-Boot Version’ is a version compliant with </text:span>my<text:span text:style-name="T32"> configuration file </text:span><text:span text:style-name="T46">(2022.04)</text:span><text:span text:style-name="T32">. </text:span>I<text:span text:style-name="T32"> d</text:span>i<text:span text:style-name="T32">n’t use any specific ‘Custom U-Boot patches’. For ‘Board defconfig’ </text:span>I<text:span text:style-name="T32"> </text:span>set<text:span text:style-name="T32"> ‘rpi_4’. None of the other u-boot options were changed.</text:span></text:p>
      <text:p text:style-name="P20"/>
      <text:p text:style-name="P17">In ‘Host utilities’ section, <text:span text:style-name="T39">I</text:span> ensure<text:span text:style-name="T39">d</text:span>, that ‘host u-boot tools’ <text:span text:style-name="T51">were</text:span> enabled.</text:p>
      <text:p text:style-name="P17"><text:span text:style-name="T11">mkimg</text:span> <text:span text:style-name="T39">wasn</text:span>’t installed on the lab PC, so, I <text:span text:style-name="T40">copied it </text:span><text:span text:style-name="T47">from </text:span><text:span text:style-name="T18">output/host/bin/</text:span><text:span text:style-name="T47"> </text:span><text:span text:style-name="T40">into folder </text:span><text:span text:style-name="T14">task3_uboot/</text:span><text:span text:style-name="T40"> with </text:span><text:span text:style-name="T47">the </text:span><text:span text:style-name="T40">booting </text:span><text:span text:style-name="T47">script</text:span>. </text:p>
      <text:p text:style-name="P17"/>
      <text:p text:style-name="P18">Because we <text:span text:style-name="T39">have to </text:span>use the user mode of the default booting process, I’ve put an image of the selected booloader (U-Boot) and a device tree file into folder <text:span text:style-name="T2">user/</text:span> <text:span text:style-name="T51">renamed it in ‘Image’</text:span>. <text:span text:style-name="T51">Also, I copied images of administrative and utility systems into </text:span><text:span text:style-name="T21">user/</text:span><text:span text:style-name="T51"> renaming them Image_admin and Image_util, respectively.</text:span></text:p>
      <text:p text:style-name="P18">That allow<text:span text:style-name="T39">s</text:span> to choose between an administrative and utility system (default option) to load.</text:p>
      <text:p text:style-name="P14"/>
      <text:p text:style-name="P15"><text:span text:style-name="T33">The behaviour of U-Boot bootloader is defined with a script file </text:span><text:span text:style-name="T12">boot.scr</text:span><text:span text:style-name="T33">, which was generated from a text configuration </text:span><text:span text:style-name="T12">boot.txt</text:span><text:span text:style-name="T33"> with the help of command:</text:span></text:p>
      <text:p text:style-name="P42"/>
      <text:p text:style-name="P16"><text:span text:style-name="T34">$ </text:span><text:span text:style-name="T33">mkimage -T script -C none -n 'Start script' -d boot.txt boot.scr</text:span></text:p>
      <text:p text:style-name="P43"/>
      <text:p text:style-name="P43"/>
      <text:p text:style-name="P31">and copied into <text:span text:style-name="T11">user/</text:span> directory.</text:p>
      <text:p text:style-name="P19"/>
      <text:p text:style-name="P19">According to that script, U-Boot set<text:span text:style-name="T35">s</text:span> GPIO 23 <text:span text:style-name="T35">high </text:span>(<text:span text:style-name="T38">y</text:span><text:span text:style-name="T35">ellow </text:span>LED <text:span text:style-name="T35">D2 is </text:span><text:span text:style-name="T38">on</text:span>) <text:span text:style-name="T35">to indicate that the bootloader is ready to read the button state. <text:s/>In 1 second, it turns the LED off and reads the state of GPIO 18 (SW1). </text:span><text:span text:style-name="T36">If it’s high (the switch is pressed), U-Boot loads </text:span><text:span text:style-name="T13">user/Image_admin</text:span><text:span text:style-name="T36"> image, i.e. the administrative system </text:span><text:span text:style-name="T38">and sets GPIO 27 to high state (red LED D1 is on)</text:span><text:span text:style-name="T36">, else (default option) it loads </text:span><text:span text:style-name="T13">user/Image_util</text:span><text:span text:style-name="T36"> image, i.e. the utility s</text:span><text:span text:style-name="T37">y</text:span><text:span text:style-name="T36">stem </text:span><text:span text:style-name="T38">and sets GPIO 22 to high state (green LED D3 is on)</text:span><text:span text:style-name="T36">.</text:span></text:p>
      <text:p text:style-name="P15"/>
      <text:p text:style-name="P21"/>
      <text:p text:style-name="P40"><text:span text:style-name="T41">File</text:span>server</text:p>
      <text:p text:style-name="P23">I <text:span text:style-name="T41">prepaired</text:span> a <text:span text:style-name="T41">web</text:span>server <text:span text:style-name="T41">with the help of the Flas</text:span><text:span text:style-name="T51">k</text:span><text:span text:style-name="T41"> web framework, </text:span>which serves a<text:span text:style-name="T41">s</text:span> <text:span text:style-name="T41">a </text:span><text:span text:style-name="T52">f</text:span>ileserver front-end to enable <text:span text:style-name="T41">exchange of files</text:span>.</text:p>
      <text:p text:style-name="P25">The file with the fileserver code is <text:span text:style-name="T11">overlay_utility/webserver/webserver.py</text:span></text:p>
      <text:p text:style-name="P26">For storing files the server uses directory <text:span text:style-name="T11">webserver/fileshare/</text:span>.</text:p>
      <text:p text:style-name="P23"><text:span text:style-name="T41">Uploading operations require </text:span>authentication. <text:span text:style-name="T41">The following credentials were hardcoded:</text:span></text:p>
      <text:p text:style-name="P22">Username: admin</text:p>
      <text:p text:style-name="P24">Password: admin</text:p>
      <text:p text:style-name="P26">It is allowed to upload the files of following extentions:</text:p>
      <text:p text:style-name="P27">'txt', 'pdf', 'png', 'jpg', 'jpeg', 'gif', 'sas', 'c', 'cpp', 'py'</text:p>
      <text:p text:style-name="P26">The server listens to all network interfaces on TCP port 88.</text:p>
      <text:p text:style-name="P26">The following paths with approptiate methods were coded:</text:p>
      <text:p text:style-name="P27">/ hello()</text:p>
      <text:p text:style-name="P28">/download download()</text:p>
      <text:p text:style-name="P28">/upload upload()</text:p>
      <text:p text:style-name="P28">/login login()</text:p>
      <text:p text:style-name="P28">/logout logout()</text:p>
      <text:p text:style-name="P28"/>
      <text:p text:style-name="P26"/>
      <text:p text:style-name="P25">The abovementioned fileserver starts and finishes automatically due to the init<text:span text:style-name="T42">ialization</text:span> script <text:span text:style-name="T11">overlay_utility/etc/init.d/S99webserver.sh</text:span>. <text:span text:style-name="T42">The script runs the command </text:span><text:span text:style-name="T5">/usr/bin/python /webserver/webserver.py</text:span><text:span text:style-name="T42"> as a daemon with the </text:span><text:soft-page-break/><text:span text:style-name="T42">help of utility </text:span><text:span text:style-name="T16">start-stop-daemon</text:span><text:span text:style-name="T42"> storing the PID of the process in the file </text:span><text:span text:style-name="T16">/var/run/webserver.pid</text:span><text:span text:style-name="T42">.</text:span></text:p>
      <text:p text:style-name="P30">When the system is rebooting or powering off the script runs the same utility and terminates the process by its PID.</text:p>
      <text:p text:style-name="P44"/>
      <text:p text:style-name="P29">The other initialization script <text:span text:style-name="T15">overlay_utility/etc/init.d/</text:span><text:span text:style-name="T11">S51mount.sh</text:span> mounts the third partition of the SD card (/dev/mmcblk0p3) to <text:span text:style-name="T42">the </text:span>folder <text:span text:style-name="T11">/webserver/fileshare/</text:span>. The similar script was created in laboratory task 1.</text:p>
      <text:p text:style-name="P23"/>
      <text:p text:style-name="P21">The <text:span text:style-name="T43">root filesystem o</text:span>verlay for the <text:span text:style-name="T43">folder </text:span><text:span text:style-name="T17">overlay_utility/</text:span> <text:span text:style-name="T43">is</text:span> set in the <text:span text:style-name="T43">Buildroot </text:span>configuration of the <text:span text:style-name="T43">u</text:span>tility <text:span text:style-name="T43">system. That copies the webserver file and initialization scripts into the root filesystem during the building the system.</text:span></text:p>
      <text:p text:style-name="P17"/>
      <text:p text:style-name="P41">Filesystem configuration</text:p>
      <text:p text:style-name="P32">For this part, we can use either the Recovery OS provided on the lab RPi4 by default or the newly created administrative system.</text:p>
      <text:p text:style-name="P8"/>
      <text:p text:style-name="P8"><text:span text:style-name="T52">Formating</text:span> /dev/mmcblk0 to <text:span text:style-name="T52">create</text:span> /dev/mmcblk0p2 <text:span text:style-name="T52">(rootfs for the utility system)</text:span> and /dev/mmcblk0p3 <text:span text:style-name="T52">(fs for storing files of the fileserver)</text:span>:</text:p>
      <text:p text:style-name="P8"/>
      <text:p text:style-name="P8"><text:span text:style-name="T52">I</text:span> use<text:span text:style-name="T53">d</text:span> fdisk <text:span text:style-name="T53">utility</text:span> <text:span text:style-name="T53">with</text:span> /dev/mmcblk0 to delete the <text:span text:style-name="T53">old</text:span> partition /dev/mmcblk0p2 <text:span text:style-name="T53">(command ‘d’ and then ‘w’ to write changes)</text:span>.</text:p>
      <text:p text:style-name="P8"/>
      <text:p text:style-name="P10">Then <text:span text:style-name="T52">I </text:span>create<text:span text:style-name="T52">d</text:span> a new partition <text:span text:style-name="T52">2 </text:span>(/dev/mmcblk0p2) of the same size as the rootfs filesystem image (starting from the first unused block on the sdcard <text:span text:style-name="T52">not to have</text:span> spaces between partitions <text:span text:style-name="T53">(command ‘n’ and then ‘w’ to write changes)</text:span>.</text:p>
      <text:p text:style-name="P8"/>
      <text:p text:style-name="P10"><text:span text:style-name="T52">Then</text:span>, <text:span text:style-name="T52">I</text:span> create<text:span text:style-name="T52">d</text:span> partition <text:span text:style-name="T52">3 </text:span>(/dev/mmcblk0p3) <text:span text:style-name="T52">which used the rest of the SD card </text:span>unpartitioned<text:span text:style-name="T52"> space</text:span> (I typed nothing to achieve the ‘default’). This partition will start right after the end of Partition 2.</text:p>
      <text:p text:style-name="P8"/>
      <text:p text:style-name="P37">Formatting /dev/mmcblk0p3</text:p>
      <text:p text:style-name="P8">Since I chose the ext2 filesystem, we use the following command:</text:p>
      <text:p text:style-name="P9"><text:span text:style-name="T53">$ </text:span>mkfs.ext2 /dev/mmcblk0p3</text:p>
      <text:p text:style-name="P8">Or</text:p>
      <text:p text:style-name="P9"><text:span text:style-name="T53">$ </text:span>mkfs.ext4 -t ext2 /dev/mmcblk0p3</text:p>
      <text:p text:style-name="P8">Or</text:p>
      <text:p text:style-name="P9"><text:span text:style-name="T53">$ </text:span>mkfs -t ext2 /dev/mmcblk0p3</text:p>
      <text:p text:style-name="P8"/>
      <text:p text:style-name="P33">I flash the image of utility rootfs into partition 2(<text:span text:style-name="T54">/dev/mmcblk0p</text:span>2) I set up the HTTP server on the lab PC at <text:span text:style-name="T11">output/images</text:span> directory:</text:p>
      <text:p text:style-name="P34">$ python -<text:span text:style-name="T60">m</text:span><text:span text:style-name="T55"> http.server</text:span></text:p>
      <text:p text:style-name="P33">And copied and simultaneously flashed the filesystem image with the command on RPi:</text:p>
      <text:p text:style-name="P34">$ wget -O -{host_ip_address}:{8000}/rootfs.ext4 | dd</text:p>
      <text:p text:style-name="P33">of=/dev/mmcblk0p2 bs=4096</text:p>
      <text:p text:style-name="P8"/>
      <text:p text:style-name="P8"/>
      <text:p text:style-name="P8"/>
      <text:p text:style-name="P8"><text:span text:style-name="T57">After the described procedures</text:span> <text:span text:style-name="T57">I obtained</text:span> <text:span text:style-name="T57">an embedded system with two operating systems</text:span> <text:span text:style-name="T57">as it is described in the assignment </text:span>paragraph of <text:span text:style-name="T57">the report.</text:span></text:p>
      <text:p text:style-name="P8"/>
      <text:p text:style-name="P8"/>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Unifont"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l" fo:country="PL" style:font-name-asian="Unifont"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omyślni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_20_ze_20_strzałką" style:display-name="Obiekt ze strzałką" style:family="paragraph" style:parent-style-name="Domyślnie"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z_20_cieniem" style:display-name="Obiekt z cieniem" style:family="paragraph" style:parent-style-name="Domyślnie"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 style:display-name="Obiekt bez wypełnienia" style:family="paragraph" style:parent-style-name="Domyślnie"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reść_20_tekstu_20_wyrównany_20_do_20_lewej_20_i_20_prawej" style:display-name="Treść tekstu wyrównany do lewej i prawej" style:family="paragraph" style:parent-style-name="Domyślnie"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1" style:family="paragraph" style:parent-style-name="Domyślnie"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2" style:family="paragraph" style:parent-style-name="Domyślni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1" style:family="paragraph" style:parent-style-name="Domyślnie" style:default-outline-level="">
      <style:paragraph-properties fo:margin-left="0in" fo:margin-right="0in" fo:margin-top="0.1654in" fo:margin-bottom="0.0827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2" style:family="paragraph" style:parent-style-name="Domyślnie" style:default-outline-level="">
      <style:paragraph-properties fo:margin-left="0in" fo:margin-right="0in" fo:margin-top="0.1654in" fo:margin-bottom="0.0827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ia_20_wymiarowa" style:display-name="Linia wymiarowa" style:family="paragraph" style:parent-style-name="Domyślnie"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myślnie_7e_LT_7e_Gliederung_20_1" style:display-name="Domyślnie~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Gliederung_20_2" style:display-name="Domyślnie~LT~Gliederung 2" style:family="paragraph" style:parent-style-name="Domyślnie_7e_LT_7e_Gliederung_20_1" style:default-outline-level="">
      <style:paragraph-properties fo:margin-left="0in" fo:margin-right="0in" fo:margin-top="0in" fo:margin-bottom="0.1575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omyślnie_7e_LT_7e_Gliederung_20_3" style:display-name="Domyślnie~LT~Gliederung 3" style:family="paragraph" style:parent-style-name="Domyślnie_7e_LT_7e_Gliederung_20_2" style:default-outline-level="">
      <style:paragraph-properties fo:margin-left="0in" fo:margin-right="0in" fo:margin-top="0in" fo:margin-bottom="0.1181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omyślnie_7e_LT_7e_Gliederung_20_4" style:display-name="Domyślnie~LT~Gliederung 4" style:family="paragraph" style:parent-style-name="Domyślnie_7e_LT_7e_Gliederung_20_3" style:default-outline-level="">
      <style:paragraph-properties fo:margin-left="0in" fo:margin-right="0in" fo:margin-top="0in" fo:margin-bottom="0.0783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5" style:display-name="Domyślnie~LT~Gliederung 5" style:family="paragraph" style:parent-style-name="Domyślnie_7e_LT_7e_Gliederung_20_4"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6" style:display-name="Domyślnie~LT~Gliederung 6" style:family="paragraph" style:parent-style-name="Domyślnie_7e_LT_7e_Gliederung_20_5"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7" style:display-name="Domyślnie~LT~Gliederung 7" style:family="paragraph" style:parent-style-name="Domyślnie_7e_LT_7e_Gliederung_20_6"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8" style:display-name="Domyślnie~LT~Gliederung 8" style:family="paragraph" style:parent-style-name="Domyślnie_7e_LT_7e_Gliederung_20_7"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9" style:display-name="Domyślnie~LT~Gliederung 9" style:family="paragraph" style:parent-style-name="Domyślnie_7e_LT_7e_Gliederung_20_8"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Titel" style:display-name="Domyślnie~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Untertitel" style:display-name="Domyślni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Notizen" style:display-name="Domyślnie~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Hintergrundobjekte" style:display-name="Domyślni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myślnie_7e_LT_7e_Hintergrund" style:display-name="Domyślni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biekty_20_tła" style:display-name="Obiekty tła"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ł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2362in" fo:margin-right="0in" fo:text-align="start"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in" fo:margin-right="0in" fo:margin-top="0in" fo:margin-bottom="0.1575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in" fo:margin-right="0in" fo:margin-top="0in" fo:margin-bottom="0.1181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in" fo:margin-right="0in" fo:margin-top="0in" fo:margin-bottom="0.0783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in" fo:margin-right="0in" fo:margin-top="0in" fo:margin-bottom="0.0398in" style:contextual-spacing="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08T12:19:29.815820064</dc:date>
    <meta:editing-duration>PT18H19M53S</meta:editing-duration>
    <meta:editing-cycles>71</meta:editing-cycles>
    <meta:generator>LibreOffice/7.3.7.2$Linux_X86_64 LibreOffice_project/30$Build-2</meta:generator>
    <meta:document-statistic meta:table-count="0" meta:image-count="0" meta:object-count="0" meta:page-count="4" meta:paragraph-count="120" meta:word-count="1589" meta:character-count="10297" meta:non-whitespace-character-count="8784"/>
  </office:meta>
</office:document-meta>
</file>